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fo:background-color="#FDC578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7A19A"/>
    </style:style>
    <style:style style:name="ce7" style:family="table-cell" style:parent-style-name="Default" style:data-style-name="N0">
      <style:table-cell-properties fo:background-color="#72BF44"/>
    </style:style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0">
      <style:table-cell-properties fo:background-color="#00B0F0"/>
    </style:style>
    <style:style style:name="ce10" style:family="table-cell" style:parent-style-name="Default" style:data-style-name="N38"/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ED1C24"/>
    </style:style>
    <style:style style:name="ce13" style:family="table-cell" style:parent-style-name="Default" style:data-style-name="N39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72BF44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FFC000"/>
    </style:style>
    <style:style style:name="ce19" style:family="table-cell" style:parent-style-name="Default" style:data-style-name="N0">
      <style:table-cell-properties fo:background-color="#FFC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FFC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fo:background-color="#FFC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FFC0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#FFC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25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2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7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29" style:family="table-cell" style:parent-style-name="Default" style:data-style-name="N36"/>
    <style:style style:name="ce30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32" style:family="table-cell" style:parent-style-name="Default" style:data-style-name="N36">
      <style:table-cell-properties fo:border-top="none" fo:border-bottom="thin solid #000000" fo:border-left="thin solid #000000" fo:border-right="none" fo:background-color="#FFC000"/>
    </style:style>
    <style:style style:name="ce33" style:family="table-cell" style:parent-style-name="Default" style:data-style-name="N36">
      <style:table-cell-properties fo:border-top="none" fo:border-bottom="thin solid #000000" fo:border-left="none" fo:border-right="none" fo:background-color="#FFC000"/>
    </style:style>
    <style:style style:name="ce34" style:family="table-cell" style:parent-style-name="Default" style:data-style-name="N36">
      <style:table-cell-properties fo:border-top="none" fo:border-bottom="thin solid #000000" fo:border-left="none" fo:border-right="thin solid #000000" fo:background-color="#FFC000"/>
    </style:style>
    <style:style style:name="ce35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FC000"/>
    </style:style>
    <style:style style:name="ce36" style:family="table-cell" style:parent-style-name="Default" style:data-style-name="N36">
      <style:table-cell-properties fo:border-top="thin solid #000000" fo:border-bottom="thin solid #000000" fo:border-left="none" fo:border-right="none" fo:background-color="#FFC000"/>
    </style:style>
    <style:style style:name="ce37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FFC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000" style:repeat-content="false"/>
      <style:paragraph-properties fo:text-align="center"/>
    </style:style>
    <style:style style:name="ce39" style:family="table-cell" style:parent-style-name="Default" style:data-style-name="N40"/>
    <style:style style:name="ce40" style:family="table-cell" style:parent-style-name="Default" style:data-style-name="N40">
      <style:table-cell-properties fo:background-color="#FFC000"/>
    </style:style>
    <style:style style:name="ce41" style:family="table-cell" style:parent-style-name="Default" style:data-style-name="N0">
      <style:table-cell-properties fo:background-color="#FFC000"/>
    </style:style>
    <style:style style:name="ce42" style:family="table-cell" style:parent-style-name="Default" style:data-style-name="N0">
      <style:table-cell-properties style:vertical-align="automatic" fo:wrap-option="wrap" fo:background-color="#FFC000"/>
    </style:style>
    <style:style style:name="ce43" style:family="table-cell" style:parent-style-name="Default" style:data-style-name="N0">
      <style:text-properties style:font-name="Wingdings" style:font-name-asian="Wingdings" style:font-name-complex="Wingdings" style:font-charset="x-symbol"/>
    </style:style>
    <style:style style:name="ce44" style:family="table-cell" style:parent-style-name="Default" style:data-style-name="N0">
      <style:table-cell-properties fo:background-color="#FFC000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5" style:family="table-cell" style:parent-style-name="Default" style:data-style-name="N0">
      <style:table-cell-properties fo:background-color="transparent"/>
      <style:text-properties fo:color="#FFFFFF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fo:background-color="#FFC000"/>
    </style:style>
    <style:style style:name="ce58" style:family="table-cell" style:parent-style-name="Default" style:data-style-name="N0">
      <style:table-cell-properties fo:background-color="#FFC000"/>
    </style:style>
    <style:style style:name="ce59" style:family="table-cell" style:parent-style-name="Default" style:data-style-name="N0">
      <style:text-properties fo:color="#FF0000"/>
    </style:style>
    <style:style style:name="ce60" style:family="table-cell" style:parent-style-name="Default" style:data-style-name="N0">
      <style:table-cell-properties style:vertical-align="automatic" fo:background-color="#FDC578" style:repeat-content="false"/>
      <style:paragraph-properties fo:text-align="center"/>
    </style:style>
    <style:style style:name="ce61" style:family="table-cell" style:parent-style-name="Default" style:data-style-name="N37"/>
    <style:style style:name="ce62" style:family="table-cell" style:parent-style-name="Default" style:data-style-name="N0">
      <style:text-properties fo:color="#0066B3"/>
    </style:style>
    <style:style style:name="ce6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CE181E"/>
    </style:style>
    <style:style style:name="ce64" style:family="table-cell" style:parent-style-name="Default" style:data-style-name="N37">
      <style:table-cell-properties fo:border-top="none" fo:border-bottom="thin solid #000000" fo:border-left="none" fo:border-right="none"/>
      <style:text-properties fo:color="#CE181E"/>
    </style:style>
    <style:style style:name="ce65" style:family="table-cell" style:parent-style-name="Default" style:data-style-name="N37">
      <style:table-cell-properties style:vertical-align="automatic" fo:background-color="#FDC578" style:repeat-content="false"/>
      <style:paragraph-properties fo:text-align="center"/>
    </style:style>
    <style:style style:name="ce66" style:family="table-cell" style:parent-style-name="Default" style:data-style-name="N37"/>
    <style:style style:name="ce67" style:family="table-cell" style:parent-style-name="Default" style:data-style-name="N37">
      <style:text-properties fo:color="#CE181E"/>
    </style:style>
    <style:style style:name="ce68" style:family="table-cell" style:parent-style-name="Default" style:data-style-name="N0">
      <style:table-cell-properties style:vertical-align="top" fo:wrap-option="wrap" fo:background-color="#FDC578" style:repeat-content="false"/>
      <style:paragraph-properties fo:text-align="center"/>
      <style:text-properties fo:color="#0066B3"/>
    </style:style>
    <style:style style:name="co1" style:family="table-column">
      <style:table-column-properties fo:break-before="auto" style:column-width="8.837083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3.282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0.502708333333333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3.70416666666667cm"/>
    </style:style>
    <style:style style:name="co18" style:family="table-column">
      <style:table-column-properties fo:break-before="auto" style:column-width="7.32895833333333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2.619375cm"/>
    </style:style>
    <style:style style:name="co21" style:family="table-column">
      <style:table-column-properties fo:break-before="auto" style:column-width="0.926041666666667cm"/>
    </style:style>
    <style:style style:name="co22" style:family="table-column">
      <style:table-column-properties fo:break-before="auto" style:column-width="8.51958333333333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5.47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62.2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ant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column table:style-name="co6" table:number-columns-repeated="975" table:default-cell-style-name="ce1"/>
        <table:table-column table:style-name="co7" table:number-columns-repeated="15360" table:default-cell-style-name="ce1"/>
        <table:table-row table:style-name="ro1">
          <table:table-cell table:style-name="ce1"/>
          <table:table-cell office:value-type="string" table:style-name="ce1">
            <text:p>predicted time(hrs)</text:p>
          </table:table-cell>
          <table:table-cell office:value-type="string" table:style-name="ce1">
            <text:p>time spent(hrs)</text:p>
          </table:table-cell>
          <table:table-cell table:style-name="ce1"/>
          <table:table-cell office:value-type="date" office:date-value="2019-08-26T00:00:00" table:number-columns-spanned="3" table:number-rows-spanned="1" table:style-name="ce13">
            <text:p>08/26/19</text:p>
          </table:table-cell>
          <table:covered-table-cell table:number-columns-repeated="2"/>
          <table:table-cell table:number-columns-repeated="4" table:style-name="ce1"/>
          <table:table-cell office:value-type="date" office:date-value="2019-10-14T00:00:00" table:number-columns-spanned="3" table:number-rows-spanned="1" table:style-name="ce13">
            <text:p>10/14/19</text:p>
          </table:table-cell>
          <table:covered-table-cell table:number-columns-repeated="2"/>
          <table:table-cell table:number-columns-repeated="5" table:style-name="ce1"/>
          <table:table-cell office:value-type="date" office:date-value="2019-12-09T00:00:00" table:number-columns-spanned="3" table:number-rows-spanned="1" table:style-name="ce13">
            <text:p>12/09/19</text:p>
          </table:table-cell>
          <table:covered-table-cell table:number-columns-repeated="2"/>
          <table:table-cell table:style-name="ce1"/>
          <table:table-cell office:value-type="date" office:date-value="2020-01-06T00:00:00" table:number-columns-spanned="3" table:number-rows-spanned="1" table:style-name="ce13">
            <text:p>01/06/20</text:p>
          </table:table-cell>
          <table:covered-table-cell table:number-columns-repeated="2"/>
          <table:table-cell table:number-columns-repeated="4" table:style-name="ce1"/>
          <table:table-cell office:value-type="date" office:date-value="2020-02-24T00:00:00" table:number-columns-spanned="3" table:number-rows-spanned="1" table:style-name="ce13">
            <text:p>02/24/20</text:p>
          </table:table-cell>
          <table:covered-table-cell table:number-columns-repeated="2"/>
          <table:table-cell table:number-columns-repeated="6" table:style-name="ce1"/>
          <table:table-cell office:value-type="date" office:date-value="2020-05-01T00:00:00" table:number-columns-spanned="3" table:number-rows-spanned="1" table:style-name="ce13">
            <text:p>05/01/20</text:p>
          </table:table-cell>
          <table:covered-table-cell table:number-columns-repeated="2"/>
          <table:table-cell table:number-columns-repeated="16342" table:style-name="ce1"/>
        </table:table-row>
        <table:table-row table:style-name="ro1">
          <table:table-cell office:value-type="string" table:style-name="ce3">
            <text:p>Nikolai</text:p>
          </table:table-cell>
          <table:table-cell table:number-columns-repeated="2" table:style-name="ce1"/>
          <table:table-cell office:value-type="string" table:style-name="ce1">
            <text:p>week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table:number-columns-repeated="16335"/>
        </table:table-row>
        <table:table-row table:style-name="ro1">
          <table:table-cell office:value-type="string" table:style-name="ce1">
            <text:p>research and purchase dev board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number-columns-repeated="10" table:style-name="ce7"/>
          <table:table-cell table:number-columns-repeated="16370" table:style-name="ce1"/>
        </table:table-row>
        <table:table-row table:style-name="ro1">
          <table:table-cell office:value-type="string" table:style-name="ce1">
            <text:p>test range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1" table:style-name="ce1"/>
          <table:table-cell table:number-columns-repeated="2" table:style-name="ce7"/>
          <table:table-cell table:style-name="ce8"/>
          <table:table-cell table:number-columns-repeated="16367" table:style-name="ce1"/>
        </table:table-row>
        <table:table-row table:style-name="ro1">
          <table:table-cell office:value-type="string" table:style-name="ce1">
            <text:p>design and develop mesh network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3" table:style-name="ce1"/>
          <table:table-cell table:number-columns-repeated="8" table:style-name="ce8"/>
          <table:table-cell table:number-columns-repeated="16360" table:style-name="ce1"/>
        </table:table-row>
        <table:table-row table:style-name="ro1">
          <table:table-cell office:value-type="string" table:style-name="ce1">
            <text:p>implement security</text:p>
          </table:table-cell>
          <table:table-cell office:value-type="float" office:value="10" table:style-name="ce1">
            <text:p>10</text:p>
          </table:table-cell>
          <table:table-cell table:number-columns-repeated="21" table:style-name="ce1"/>
          <table:table-cell table:number-columns-repeated="6" table:style-name="ce8"/>
          <table:table-cell table:number-columns-repeated="16355" table:style-name="ce1"/>
        </table:table-row>
        <table:table-row table:style-name="ro1">
          <table:table-cell office:value-type="string" table:style-name="ce1">
            <text:p>testing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25" table:style-name="ce1"/>
          <table:table-cell table:number-columns-repeated="5" table:style-name="ce8"/>
          <table:table-cell table:number-columns-repeated="16351" table:style-name="ce1"/>
        </table:table-row>
        <table:table-row table:style-name="ro1">
          <table:table-cell office:value-type="string" table:style-name="ce1">
            <text:p>peer review</text:p>
          </table:table-cell>
          <table:table-cell office:value-type="float" office:value="10" table:style-name="ce1">
            <text:p>10</text:p>
          </table:table-cell>
          <table:table-cell table:number-columns-repeated="30" table:style-name="ce1"/>
          <table:table-cell table:number-columns-repeated="3" table:style-name="ce5"/>
          <table:table-cell table:number-columns-repeated="3" table:style-name="ce8"/>
          <table:table-cell table:number-columns-repeated="16346" table:style-name="ce1"/>
        </table:table-row>
        <table:table-row table:style-name="ro1">
          <table:table-cell office:value-type="string" table:style-name="ce1">
            <text:p>documentation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table:number-columns-repeated="12" table:style-name="ce7"/>
          <table:table-cell table:number-columns-repeated="24" table:style-name="ce8"/>
          <table:table-cell table:number-columns-repeated="16344" table:style-name="ce1"/>
        </table:table-row>
        <table:table-row table:style-name="ro1">
          <table:table-cell office:value-type="string" table:style-name="ce4">
            <text:p>totals</text:p>
          </table:table-cell>
          <table:table-cell office:value-type="float" office:value="90" table:formula="of:=SUM([.B2:.B9])" table:style-name="ce4">
            <text:p>90</text:p>
          </table:table-cell>
          <table:table-cell office:value-type="float" office:value="16" table:formula="of:=SUM([.C3:.C7])" table:style-name="ce4">
            <text:p>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Tyr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earch simulation products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number-columns-repeated="10" table:style-name="ce7"/>
          <table:table-cell table:number-columns-repeated="16370" table:style-name="ce1"/>
        </table:table-row>
        <table:table-row table:style-name="ro1">
          <table:table-cell office:value-type="string" table:style-name="ce1">
            <text:p>determine needed data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table:number-columns-repeated="2" table:style-name="ce7"/>
          <table:table-cell table:style-name="ce8"/>
          <table:table-cell table:number-columns-repeated="16367" table:style-name="ce1"/>
        </table:table-row>
        <table:table-row table:style-name="ro1">
          <table:table-cell office:value-type="string" table:style-name="ce1">
            <text:p>design transmission payload</text:p>
          </table:table-cell>
          <table:table-cell office:value-type="float" office:value="5" table:style-name="ce1">
            <text:p>5</text:p>
          </table:table-cell>
          <table:table-cell table:number-columns-repeated="14" table:style-name="ce1"/>
          <table:table-cell table:number-columns-repeated="4" table:style-name="ce8"/>
          <table:table-cell table:number-columns-repeated="16364" table:style-name="ce1"/>
        </table:table-row>
        <table:table-row table:style-name="ro1">
          <table:table-cell office:value-type="string" table:style-name="ce1">
            <text:p>design and implement database</text:p>
          </table:table-cell>
          <table:table-cell office:value-type="float" office:value="5" table:style-name="ce1">
            <text:p>5</text:p>
          </table:table-cell>
          <table:table-cell table:number-columns-repeated="17" table:style-name="ce1"/>
          <table:table-cell table:number-columns-repeated="4" table:style-name="ce8"/>
          <table:table-cell table:number-columns-repeated="16361" table:style-name="ce1"/>
        </table:table-row>
        <table:table-row table:style-name="ro1">
          <table:table-cell office:value-type="string" table:style-name="ce1">
            <text:p>design simulation environment</text:p>
          </table:table-cell>
          <table:table-cell office:value-type="float" office:value="15" table:style-name="ce1">
            <text:p>15</text:p>
          </table:table-cell>
          <table:table-cell table:number-columns-repeated="21" table:style-name="ce1"/>
          <table:table-cell table:number-columns-repeated="6" table:style-name="ce8"/>
          <table:table-cell table:number-columns-repeated="16355" table:style-name="ce1"/>
        </table:table-row>
        <table:table-row table:style-name="ro1">
          <table:table-cell office:value-type="string" table:style-name="ce1">
            <text:p>implement data into simulation</text:p>
          </table:table-cell>
          <table:table-cell office:value-type="float" office:value="10" table:style-name="ce1">
            <text:p>10</text:p>
          </table:table-cell>
          <table:table-cell table:number-columns-repeated="26" table:style-name="ce1"/>
          <table:table-cell table:number-columns-repeated="4" table:style-name="ce8"/>
          <table:table-cell table:number-columns-repeated="16352" table:style-name="ce1"/>
        </table:table-row>
        <table:table-row table:style-name="ro1">
          <table:table-cell office:value-type="string" table:style-name="ce1">
            <text:p>testing</text:p>
          </table:table-cell>
          <table:table-cell office:value-type="float" office:value="15" table:style-name="ce1">
            <text:p>15</text:p>
          </table:table-cell>
          <table:table-cell table:number-columns-repeated="29" table:style-name="ce1"/>
          <table:table-cell table:number-columns-repeated="4" table:style-name="ce8"/>
          <table:table-cell table:number-columns-repeated="16349" table:style-name="ce1"/>
        </table:table-row>
        <table:table-row table:style-name="ro1">
          <table:table-cell office:value-type="string" table:style-name="ce1">
            <text:p>peer review</text:p>
          </table:table-cell>
          <table:table-cell office:value-type="float" office:value="10" table:style-name="ce1">
            <text:p>10</text:p>
          </table:table-cell>
          <table:table-cell table:number-columns-repeated="33" table:style-name="ce1"/>
          <table:table-cell table:number-columns-repeated="3" table:style-name="ce8"/>
          <table:table-cell table:number-columns-repeated="16346" table:style-name="ce1"/>
        </table:table-row>
        <table:table-row table:style-name="ro1">
          <table:table-cell office:value-type="string" table:style-name="ce1">
            <text:p>documentatio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number-columns-repeated="12" table:style-name="ce7"/>
          <table:table-cell table:number-columns-repeated="24" table:style-name="ce8"/>
          <table:table-cell table:number-columns-repeated="16344"/>
        </table:table-row>
        <table:table-row table:style-name="ro1">
          <table:table-cell office:value-type="string" table:style-name="ce4">
            <text:p>totals</text:p>
          </table:table-cell>
          <table:table-cell office:value-type="float" office:value="82" table:formula="of:=SUM([.B11:.B20])" table:style-name="ce4">
            <text:p>82</text:p>
          </table:table-cell>
          <table:table-cell office:value-type="float" office:value="0" table:formula="of:=SUM([.C12:.C18]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Z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earch and purchase sensor options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10" table:style-name="ce7"/>
          <table:table-cell table:number-columns-repeated="16370" table:style-name="ce1"/>
        </table:table-row>
        <table:table-row table:style-name="ro1">
          <table:table-cell office:value-type="string" table:style-name="ce1">
            <text:p>test sensor options</text:p>
          </table:table-cell>
          <table:table-cell office:value-type="float" office:value="10" table:style-name="ce1">
            <text:p>10</text:p>
          </table:table-cell>
          <table:table-cell table:number-columns-repeated="12" table:style-name="ce1"/>
          <table:table-cell table:number-columns-repeated="2" table:style-name="ce7"/>
          <table:table-cell table:style-name="ce8"/>
          <table:table-cell table:number-columns-repeated="16367" table:style-name="ce1"/>
        </table:table-row>
        <table:table-row table:style-name="ro1">
          <table:table-cell office:value-type="string" table:style-name="ce1">
            <text:p>calculate power usage</text:p>
          </table:table-cell>
          <table:table-cell office:value-type="float" office:value="5" table:style-name="ce1">
            <text:p>5</text:p>
          </table:table-cell>
          <table:table-cell table:number-columns-repeated="14" table:style-name="ce1"/>
          <table:table-cell table:number-columns-repeated="4" table:style-name="ce8"/>
          <table:table-cell table:number-columns-repeated="16364" table:style-name="ce1"/>
        </table:table-row>
        <table:table-row table:style-name="ro1">
          <table:table-cell office:value-type="string" table:style-name="ce1">
            <text:p>research and purchase power solution</text:p>
          </table:table-cell>
          <table:table-cell office:value-type="float" office:value="2" table:style-name="ce1">
            <text:p>2</text:p>
          </table:table-cell>
          <table:table-cell table:number-columns-repeated="17" table:style-name="ce1"/>
          <table:table-cell table:number-columns-repeated="5" table:style-name="ce8"/>
          <table:table-cell table:number-columns-repeated="16360" table:style-name="ce1"/>
        </table:table-row>
        <table:table-row table:style-name="ro1">
          <table:table-cell office:value-type="string" table:style-name="ce1">
            <text:p>design and build case</text:p>
          </table:table-cell>
          <table:table-cell office:value-type="float" office:value="20" table:style-name="ce1">
            <text:p>20</text:p>
          </table:table-cell>
          <table:table-cell table:number-columns-repeated="21" table:style-name="ce1"/>
          <table:table-cell table:number-columns-repeated="4" table:style-name="ce8"/>
          <table:table-cell table:number-columns-repeated="16357" table:style-name="ce1"/>
        </table:table-row>
        <table:table-row table:style-name="ro1">
          <table:table-cell office:value-type="string" table:style-name="ce1">
            <text:p>installation</text:p>
          </table:table-cell>
          <table:table-cell office:value-type="float" office:value="2" table:style-name="ce1">
            <text:p>2</text:p>
          </table:table-cell>
          <table:table-cell table:number-columns-repeated="25" table:style-name="ce1"/>
          <table:table-cell table:number-columns-repeated="5" table:style-name="ce8"/>
          <table:table-cell table:number-columns-repeated="16352" table:style-name="ce1"/>
        </table:table-row>
        <table:table-row table:style-name="ro1">
          <table:table-cell office:value-type="string" table:style-name="ce1">
            <text:p>testing</text:p>
          </table:table-cell>
          <table:table-cell office:value-type="float" office:value="15" table:style-name="ce1">
            <text:p>15</text:p>
          </table:table-cell>
          <table:table-cell table:number-columns-repeated="29" table:style-name="ce1"/>
          <table:table-cell table:number-columns-repeated="4" table:style-name="ce8"/>
          <table:table-cell table:number-columns-repeated="16349" table:style-name="ce1"/>
        </table:table-row>
        <table:table-row table:style-name="ro1">
          <table:table-cell office:value-type="string" table:style-name="ce1">
            <text:p>peer review</text:p>
          </table:table-cell>
          <table:table-cell office:value-type="float" office:value="10" table:style-name="ce1">
            <text:p>10</text:p>
          </table:table-cell>
          <table:table-cell table:number-columns-repeated="33" table:style-name="ce1"/>
          <table:table-cell table:number-columns-repeated="3" table:style-name="ce8"/>
          <table:table-cell table:number-columns-repeated="16346" table:style-name="ce1"/>
        </table:table-row>
        <table:table-row table:style-name="ro1">
          <table:table-cell office:value-type="string" table:style-name="ce1">
            <text:p>documentatio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number-columns-repeated="12" table:style-name="ce7"/>
          <table:table-cell table:number-columns-repeated="24" table:style-name="ce8"/>
          <table:table-cell table:number-columns-repeated="16344"/>
        </table:table-row>
        <table:table-row table:style-name="ro1">
          <table:table-cell office:value-type="string" table:style-name="ce4">
            <text:p>totals</text:p>
          </table:table-cell>
          <table:table-cell office:value-type="float" office:value="79" table:formula="of:=SUM([.B22:.B31])" table:style-name="ce4">
            <text:p>79</text:p>
          </table:table-cell>
          <table:table-cell office:value-type="float" office:value="0" table:formula="of:=SUM([.C23:.C29]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 totals (hrs)</text:p>
          </table:table-cell>
          <table:table-cell office:value-type="float" office:value="251" table:formula="of:=SUM([.B32];[.B21];[.B10])" table:style-name="ce1">
            <text:p>251</text:p>
          </table:table-cell>
          <table:table-cell office:value-type="float" office:value="16" table:formula="of:=SUM([.C10];[.C21];[.C32])" table:style-name="ce1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up totals ($)</text:p>
          </table:table-cell>
          <table:table-cell office:value-type="currency" office:value="25100" table:formula="of:=[.B33]*100" table:style-name="ce10">
            <text:p>$25,100.00</text:p>
          </table:table-cell>
          <table:table-cell office:value-type="currency" office:value="1600" table:formula="of:=[.C33]*100" table:style-name="ce10">
            <text:p>$1,600.00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8"/>
          <table:table-cell office:value-type="string" table:style-name="ce1">
            <text:p>planned</text:p>
          </table:table-cell>
          <table:table-cell table:number-columns-repeated="16382" table:style-name="ce1"/>
        </table:table-row>
        <table:table-row table:style-name="ro1">
          <table:table-cell table:style-name="ce11"/>
          <table:table-cell office:value-type="string" table:style-name="ce1">
            <text:p>current</text:p>
          </table:table-cell>
          <table:table-cell table:number-columns-repeated="16382" table:style-name="ce1"/>
        </table:table-row>
        <table:table-row table:style-name="ro1">
          <table:table-cell table:style-name="ce7"/>
          <table:table-cell office:value-type="string" table:style-name="ce1">
            <text:p>completed</text:p>
          </table:table-cell>
          <table:table-cell table:number-columns-repeated="16382" table:style-name="ce1"/>
        </table:table-row>
        <table:table-row table:style-name="ro1">
          <table:table-cell table:style-name="ce12"/>
          <table:table-cell office:value-type="string" table:style-name="ce1">
            <text:p>late</text:p>
          </table:table-cell>
          <table:table-cell table:number-columns-repeated="16382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Gantt_2" table:style-name="ta1">
        <table:shapes>
          <draw:custom-shape svg:x="8.20903in" svg:y="0.58778in" svg:width="0.11458in" svg:height="0.15833in" draw:z-index="1" draw:id="id0" draw:style-name="a2" draw:name="Freeform: Shape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9.10361in" svg:y="0.76611in" svg:width="0.11458in" svg:height="0.15833in" draw:z-index="2" draw:id="id1" draw:style-name="a5" draw:name="Freeform: Shape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9.10361in" svg:y="0.95792in" svg:width="0.11458in" svg:height="0.15833in" draw:z-index="3" draw:id="id2" draw:style-name="a8" draw:name="Freeform: Shape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9.10361in" svg:y="1.14958in" svg:width="0.11458in" svg:height="0.15833in" draw:z-index="4" draw:id="id3" draw:style-name="a11" draw:name="Freeform: Shape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11.21333in" svg:y="1.34333in" svg:width="0.11458in" svg:height="0.15833in" draw:z-index="5" draw:id="id4" draw:style-name="a14" draw:name="Freeform: Shape 5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13.29167in" svg:y="1.53542in" svg:width="0.11458in" svg:height="0.15833in" draw:z-index="6" draw:id="id5" draw:style-name="a17" draw:name="Freeform: Shape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12.69806in" svg:y="1.72722in" svg:width="0.11458in" svg:height="0.15833in" draw:z-index="7" draw:id="id6" draw:style-name="a20" draw:name="Freeform: Shape 7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14.47958in" svg:y="1.91931in" svg:width="0.11458in" svg:height="0.15833in" draw:z-index="8" draw:id="id7" draw:style-name="a23" draw:name="Freeform: Shape 8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16.43694in" svg:y="2.11097in" svg:width="0.11458in" svg:height="0.15833in" draw:z-index="9" draw:id="id8" draw:style-name="a26" draw:name="Freeform: Shape 9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16.43694in" svg:y="0.38389in" svg:width="0.11458in" svg:height="0.15833in" draw:z-index="10" draw:id="id9" draw:style-name="a29" draw:name="Freeform: Shape 10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5400 * ?f6"/>
              <draw:equation draw:name="f12" draw:formula="16200 * ?f6"/>
              <draw:equation draw:name="f13" draw:formula="16200 * ?f7"/>
              <draw:equation draw:name="f14" draw:formula="5400 * ?f7"/>
              <draw:equation draw:name="f15" draw:formula="10800 * ?f6"/>
              <draw:equation draw:name="f16" draw:formula="0 * ?f7"/>
              <draw:equation draw:name="f17" draw:formula="0 * ?f6"/>
              <draw:equation draw:name="f18" draw:formula="10800 * ?f7"/>
              <draw:equation draw:name="f19" draw:formula="21600 * ?f7"/>
              <draw:equation draw:name="f20" draw:formula="21600 * ?f6"/>
              <draw:equation draw:name="f21" draw:formula="?f15 / ?f6"/>
              <draw:equation draw:name="f22" draw:formula="?f16 / ?f7"/>
              <draw:equation draw:name="f23" draw:formula="?f17 / ?f6"/>
              <draw:equation draw:name="f24" draw:formula="?f18 / ?f7"/>
              <draw:equation draw:name="f25" draw:formula="?f19 / ?f7"/>
              <draw:equation draw:name="f26" draw:formula="?f20 / ?f6"/>
              <draw:equation draw:name="f27" draw:formula="?f11 / ?f6"/>
              <draw:equation draw:name="f28" draw:formula="?f12 / ?f6"/>
              <draw:equation draw:name="f29" draw:formula="?f14 / ?f7"/>
              <draw:equation draw:name="f30" draw:formula="?f13 / ?f7"/>
            </draw:enhanced-geometry>
          </draw:custom-shape>
          <draw:custom-shape svg:x="8.0075in" svg:y="0.76778in" svg:width="0.11305in" svg:height="0.085in" draw:z-index="11" draw:id="id10" draw:style-name="a32" draw:name="Freeform: Shape 11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8.0075in" svg:y="0.95944in" svg:width="0.11305in" svg:height="0.085in" draw:z-index="12" draw:id="id11" draw:style-name="a35" draw:name="Freeform: Shape 12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8.0075in" svg:y="1.15153in" svg:width="0.11305in" svg:height="0.085in" draw:z-index="13" draw:id="id12" draw:style-name="a38" draw:name="Freeform: Shape 13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8.0075in" svg:y="0.38389in" svg:width="0.11305in" svg:height="0.085in" draw:z-index="14" draw:id="id13" draw:style-name="a41" draw:name="Freeform: Shape 14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12.165in" svg:y="1.72722in" svg:width="0.11305in" svg:height="0.085in" draw:z-index="15" draw:id="id14" draw:style-name="a44" draw:name="Freeform: Shape 15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12.75861in" svg:y="1.91931in" svg:width="0.11305in" svg:height="0.085in" draw:z-index="16" draw:id="id15" draw:style-name="a47" draw:name="Freeform: Shape 16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14.54056in" svg:y="2.11097in" svg:width="0.11305in" svg:height="0.085in" draw:z-index="17" draw:id="id16" draw:style-name="a50" draw:name="Freeform: Shape 17">
            <svg:title/>
            <svg:desc/>
            <text:p text:style-name="a49" text:class-names="" text:cond-style-name=""><text:span text:style-name="a48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8.89847in" svg:y="1.34333in" svg:width="0.11305in" svg:height="0.085in" draw:z-index="18" draw:id="id17" draw:style-name="a53" draw:name="Freeform: Shape 18">
            <svg:title/>
            <svg:desc/>
            <text:p text:style-name="a52" text:class-names="" text:cond-style-name=""><text:span text:style-name="a51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8.89847in" svg:y="1.53542in" svg:width="0.11305in" svg:height="0.085in" draw:z-index="19" draw:id="id18" draw:style-name="a56" draw:name="Freeform: Shape 19">
            <svg:title/>
            <svg:desc/>
            <text:p text:style-name="a55" text:class-names="" text:cond-style-name=""><text:span text:style-name="a54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8.0075in" svg:y="0.57556in" svg:width="0.11305in" svg:height="0.085in" draw:z-index="20" draw:id="id19" draw:style-name="a59" draw:name="Freeform: Shape 20">
            <svg:title/>
            <svg:desc/>
            <text:p text:style-name="a58" text:class-names="" text:cond-style-name=""><text:span text:style-name="a57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</table:shapes>
        <table:table-column table:style-name="co8" table:default-cell-style-name="ce1"/>
        <table:table-column table:style-name="co5" table:number-columns-repeated="35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975" table:default-cell-style-name="ce1"/>
        <table:table-column table:style-name="co7" table:number-columns-repeated="15370" table:default-cell-style-name="ce1"/>
        <table:table-row table:style-name="ro1">
          <table:table-cell table:style-name="ce1"/>
          <table:table-cell office:value-type="date" office:date-value="2019-08-26T00:00:00" table:number-columns-spanned="3" table:number-rows-spanned="1" table:style-name="ce13">
            <text:p>08/26/19</text:p>
          </table:table-cell>
          <table:covered-table-cell table:number-columns-repeated="2"/>
          <table:table-cell table:number-columns-repeated="4" table:style-name="ce1"/>
          <table:table-cell office:value-type="date" office:date-value="2019-10-14T00:00:00" table:number-columns-spanned="3" table:number-rows-spanned="1" table:style-name="ce13">
            <text:p>10/14/19</text:p>
          </table:table-cell>
          <table:covered-table-cell table:number-columns-repeated="2"/>
          <table:table-cell table:number-columns-repeated="5" table:style-name="ce1"/>
          <table:table-cell office:value-type="date" office:date-value="2019-12-09T00:00:00" table:number-columns-spanned="3" table:number-rows-spanned="1" table:style-name="ce13">
            <text:p>12/09/19</text:p>
          </table:table-cell>
          <table:covered-table-cell table:number-columns-repeated="2"/>
          <table:table-cell table:style-name="ce1"/>
          <table:table-cell office:value-type="date" office:date-value="2020-01-06T00:00:00" table:number-columns-spanned="3" table:number-rows-spanned="1" table:style-name="ce13">
            <text:p>01/06/20</text:p>
          </table:table-cell>
          <table:covered-table-cell table:number-columns-repeated="2"/>
          <table:table-cell table:number-columns-repeated="4" table:style-name="ce1"/>
          <table:table-cell office:value-type="date" office:date-value="2020-02-24T00:00:00" table:number-columns-spanned="3" table:number-rows-spanned="1" table:style-name="ce13">
            <text:p>02/24/20</text:p>
          </table:table-cell>
          <table:covered-table-cell table:number-columns-repeated="2"/>
          <table:table-cell table:number-columns-repeated="6" table:style-name="ce1"/>
          <table:table-cell office:value-type="date" office:date-value="2020-05-01T00:00:00" table:style-name="ce2">
            <text:p>05/01/20</text:p>
          </table:table-cell>
          <table:table-cell table:number-columns-repeated="16347"/>
        </table:table-row>
        <table:table-row table:style-name="ro1">
          <table:table-cell table:style-name="ce14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5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6">
            <text:p>36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ocumentation</text:p>
          </table:table-cell>
          <table:table-cell table:number-columns-repeated="9" table:style-name="ce7"/>
          <table:table-cell table:style-name="ce16"/>
          <table:table-cell table:number-columns-repeated="26" table:style-name="ce8"/>
          <table:table-cell table:number-columns-repeated="16347"/>
        </table:table-row>
        <table:table-row table:style-name="ro1">
          <table:table-cell office:value-type="string" table:style-name="ce1">
            <text:p>Research and purchase products</text:p>
          </table:table-cell>
          <table:table-cell table:number-columns-repeated="9" table:style-name="ce7"/>
          <table:table-cell table:style-name="ce16"/>
          <table:table-cell table:number-columns-repeated="16373" table:style-name="ce1"/>
        </table:table-row>
        <table:table-row table:style-name="ro1">
          <table:table-cell office:value-type="string" table:style-name="ce1">
            <text:p>Test LoRa range</text:p>
          </table:table-cell>
          <table:table-cell table:number-columns-repeated="9" table:style-name="ce1"/>
          <table:table-cell table:style-name="ce16"/>
          <table:table-cell table:number-columns-repeated="3" table:style-name="ce8"/>
          <table:table-cell table:number-columns-repeated="16370" table:style-name="ce1"/>
        </table:table-row>
        <table:table-row table:style-name="ro1">
          <table:table-cell office:value-type="string" table:style-name="ce1">
            <text:p>Determine needed data</text:p>
          </table:table-cell>
          <table:table-cell table:number-columns-repeated="9" table:style-name="ce1"/>
          <table:table-cell table:style-name="ce16"/>
          <table:table-cell table:number-columns-repeated="3" table:style-name="ce8"/>
          <table:table-cell table:number-columns-repeated="16370" table:style-name="ce1"/>
        </table:table-row>
        <table:table-row table:style-name="ro1">
          <table:table-cell office:value-type="string" table:style-name="ce1">
            <text:p>Test sensors</text:p>
          </table:table-cell>
          <table:table-cell table:number-columns-repeated="9" table:style-name="ce1"/>
          <table:table-cell table:style-name="ce16"/>
          <table:table-cell table:number-columns-repeated="3" table:style-name="ce8"/>
          <table:table-cell table:number-columns-repeated="16370" table:style-name="ce1"/>
        </table:table-row>
        <table:table-row table:style-name="ro1">
          <table:table-cell office:value-type="string" table:style-name="ce1">
            <text:p>Calculate power usage, research and purchase power solution</text:p>
          </table:table-cell>
          <table:table-cell table:number-columns-repeated="9" table:style-name="ce1"/>
          <table:table-cell table:style-name="ce15"/>
          <table:table-cell table:number-columns-repeated="2" table:style-name="ce1"/>
          <table:table-cell table:number-columns-repeated="8" table:style-name="ce8"/>
          <table:table-cell table:number-columns-repeated="16363" table:style-name="ce1"/>
        </table:table-row>
        <table:table-row table:style-name="ro1">
          <table:table-cell office:value-type="string" table:style-name="ce1">
            <text:p>Design and develop mesh network, simulation environment, and units</text:p>
          </table:table-cell>
          <table:table-cell table:number-columns-repeated="9" table:style-name="ce1"/>
          <table:table-cell table:style-name="ce15"/>
          <table:table-cell table:number-columns-repeated="2" table:style-name="ce1"/>
          <table:table-cell table:number-columns-repeated="15" table:style-name="ce8"/>
          <table:table-cell table:number-columns-repeated="16356" table:style-name="ce1"/>
        </table:table-row>
        <table:table-row table:style-name="ro1">
          <table:table-cell office:value-type="string" table:style-name="ce1">
            <text:p>Installation</text:p>
          </table:table-cell>
          <table:table-cell table:number-columns-repeated="9" table:style-name="ce1"/>
          <table:table-cell table:style-name="ce15"/>
          <table:table-cell table:number-columns-repeated="13" table:style-name="ce1"/>
          <table:table-cell table:number-columns-repeated="2" table:style-name="ce8"/>
          <table:table-cell table:number-columns-repeated="3" table:style-name="ce5"/>
          <table:table-cell table:number-columns-repeated="16355" table:style-name="ce1"/>
        </table:table-row>
        <table:table-row table:style-name="ro1">
          <table:table-cell office:value-type="string" table:style-name="ce1">
            <text:p>Testing</text:p>
          </table:table-cell>
          <table:table-cell table:number-columns-repeated="9" table:style-name="ce1"/>
          <table:table-cell table:style-name="ce15"/>
          <table:table-cell table:number-columns-repeated="15" table:style-name="ce1"/>
          <table:table-cell table:number-columns-repeated="6" table:style-name="ce8"/>
          <table:table-cell table:number-columns-repeated="16352" table:style-name="ce1"/>
        </table:table-row>
        <table:table-row table:style-name="ro1">
          <table:table-cell office:value-type="string" table:style-name="ce1">
            <text:p>Prepare for expo</text:p>
          </table:table-cell>
          <table:table-cell table:number-columns-repeated="9" table:style-name="ce1"/>
          <table:table-cell table:style-name="ce15"/>
          <table:table-cell table:number-columns-repeated="21" table:style-name="ce1"/>
          <table:table-cell table:number-columns-repeated="5" table:style-name="ce8"/>
          <table:table-cell table:number-columns-repeated="16347"/>
        </table:table-row>
        <table:table-row table:number-rows-repeated="1048564" table:style-name="ro2">
          <table:table-cell table:number-columns-repeated="16384"/>
        </table:table-row>
      </table:table>
      <table:table table:name="Management_Summary" table:style-name="ta1">
        <table:table-column table:style-name="co6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2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6" table:number-columns-repeated="1007" table:default-cell-style-name="ce1"/>
        <table:table-column table:style-name="co7" table:number-columns-repeated="15361" table:default-cell-style-name="ce1"/>
        <table:table-row table:style-name="ro2">
          <table:table-cell table:number-columns-repeated="16384"/>
        </table:table-row>
        <table:table-row table:style-name="ro1">
          <table:table-cell table:style-name="ce5"/>
          <table:table-cell office:value-type="string" table:number-columns-spanned="3" table:number-rows-spanned="1" table:style-name="ce38">
            <text:p>Total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38">
            <text:p>Codi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8">
            <text:p>Meeting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8">
            <text:p>Systems Analysis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 table:style-name="ce1"/>
          <table:table-cell office:value-type="string" table:style-name="ce18">
            <text:p>Budgeted</text:p>
          </table:table-cell>
          <table:table-cell office:value-type="string" table:style-name="ce19">
            <text:p>Actual</text:p>
          </table:table-cell>
          <table:table-cell office:value-type="string" table:style-name="ce20">
            <text:p>Deficit</text:p>
          </table:table-cell>
          <table:table-cell table:style-name="ce5"/>
          <table:table-cell office:value-type="string" table:style-name="ce21">
            <text:p>Budgeted</text:p>
          </table:table-cell>
          <table:table-cell office:value-type="string" table:style-name="ce22">
            <text:p>Actual</text:p>
          </table:table-cell>
          <table:table-cell office:value-type="string" table:style-name="ce23">
            <text:p>Deficit</text:p>
          </table:table-cell>
          <table:table-cell table:style-name="ce1"/>
          <table:table-cell office:value-type="string" table:style-name="ce21">
            <text:p>Budgeted</text:p>
          </table:table-cell>
          <table:table-cell office:value-type="string" table:style-name="ce22">
            <text:p>Actual</text:p>
          </table:table-cell>
          <table:table-cell office:value-type="string" table:style-name="ce23">
            <text:p>Deficit</text:p>
          </table:table-cell>
          <table:table-cell table:style-name="ce1"/>
          <table:table-cell office:value-type="string" table:style-name="ce18">
            <text:p>Budgeted</text:p>
          </table:table-cell>
          <table:table-cell office:value-type="string" table:style-name="ce19">
            <text:p>Actual</text:p>
          </table:table-cell>
          <table:table-cell office:value-type="string" table:style-name="ce20">
            <text:p>Deficit</text:p>
          </table:table-cell>
          <table:table-cell table:number-columns-repeated="16368"/>
        </table:table-row>
        <table:table-row table:style-name="ro1">
          <table:table-cell office:value-type="string" table:style-name="ce24">
            <text:p>Nikolai</text:p>
          </table:table-cell>
          <table:table-cell office:value-type="float" office:value="11700" table:formula="of:=([.F4]+[.J4] +[.N4])" table:style-name="ce25">
            <text:p>$11,700.00<text:s/></text:p>
          </table:table-cell>
          <table:table-cell office:value-type="float" office:value="2600" table:formula="of:=([.G4]+[.K4] +[.O4])" table:style-name="ce26">
            <text:p>$2,600.00<text:s/></text:p>
          </table:table-cell>
          <table:table-cell office:value-type="float" office:value="9100" table:formula="of:=([.B4]-[.C4])" table:style-name="ce27">
            <text:p>$9,100.00<text:s/></text:p>
          </table:table-cell>
          <table:table-cell table:style-name="ce5"/>
          <table:table-cell office:value-type="float" office:value="9000" table:formula="of:=([Gantt.$B10])*100" table:style-name="ce28">
            <text:p>$9,000.00<text:s/></text:p>
          </table:table-cell>
          <table:table-cell office:value-type="float" office:value="1600" table:formula="of:=([Gantt.$C10])*100" table:style-name="ce29">
            <text:p>$1,600.00<text:s/></text:p>
          </table:table-cell>
          <table:table-cell office:value-type="float" office:value="7400" table:formula="of:=([.F4]-[.G4])" table:style-name="ce30">
            <text:p>$7,400.00<text:s/></text:p>
          </table:table-cell>
          <table:table-cell table:style-name="ce1"/>
          <table:table-cell office:value-type="float" office:value="1000" table:style-name="ce25">
            <text:p>$1,000.00<text:s/></text:p>
          </table:table-cell>
          <table:table-cell office:value-type="float" office:value="1000" table:formula="of:=[Meetings.B4]*100" table:style-name="ce26">
            <text:p>$1,000.00<text:s/></text:p>
          </table:table-cell>
          <table:table-cell office:value-type="float" office:value="0" table:formula="of:=([.J4]-[.K4])" table:style-name="ce27">
            <text:p>$0.00<text:s/></text:p>
          </table:table-cell>
          <table:table-cell table:style-name="ce1"/>
          <table:table-cell office:value-type="float" office:value="1700" table:formula="of:=([SA.C8])*100" table:style-name="ce25">
            <text:p>$1,700.00<text:s/></text:p>
          </table:table-cell>
          <table:table-cell office:value-type="float" office:value="0" table:formula="of:=([SA.E9])*100" table:style-name="ce26">
            <text:p>$0.00<text:s/></text:p>
          </table:table-cell>
          <table:table-cell office:value-type="float" office:value="1700" table:formula="of:=([.N4]-[.O4])" table:style-name="ce27">
            <text:p>$1,700.00<text:s/>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Tyrel</text:p>
          </table:table-cell>
          <table:table-cell office:value-type="float" office:value="10800" table:formula="of:=([.F5]+[.J5] +[.N5])" table:style-name="ce28">
            <text:p>$10,800.00<text:s/></text:p>
          </table:table-cell>
          <table:table-cell office:value-type="float" office:value="900" table:formula="of:=([.G5]+[.K5] +[.O5])" table:style-name="ce29">
            <text:p>$900.00<text:s/></text:p>
          </table:table-cell>
          <table:table-cell office:value-type="float" office:value="9900" table:formula="of:=([.B5]-[.C5])" table:style-name="ce30">
            <text:p>$9,900.00<text:s/></text:p>
          </table:table-cell>
          <table:table-cell table:style-name="ce5"/>
          <table:table-cell office:value-type="float" office:value="8200" table:formula="of:=([Gantt.$B21])*100" table:style-name="ce28">
            <text:p>$8,200.00<text:s/></text:p>
          </table:table-cell>
          <table:table-cell office:value-type="float" office:value="0" table:formula="of:=([Gantt.$C21])*100" table:style-name="ce29">
            <text:p>$0.00<text:s/></text:p>
          </table:table-cell>
          <table:table-cell office:value-type="float" office:value="8200" table:formula="of:=([.F5]-[.G5])" table:style-name="ce30">
            <text:p>$8,200.00<text:s/></text:p>
          </table:table-cell>
          <table:table-cell table:style-name="ce1"/>
          <table:table-cell office:value-type="float" office:value="1000" table:style-name="ce28">
            <text:p>$1,000.00<text:s/></text:p>
          </table:table-cell>
          <table:table-cell office:value-type="float" office:value="900" table:formula="of:=[Meetings.B5]*100" table:style-name="ce29">
            <text:p>$900.00<text:s/></text:p>
          </table:table-cell>
          <table:table-cell office:value-type="float" office:value="100" table:formula="of:=([.J5]-[.K5])" table:style-name="ce30">
            <text:p>$100.00<text:s/></text:p>
          </table:table-cell>
          <table:table-cell table:style-name="ce1"/>
          <table:table-cell office:value-type="float" office:value="1600" table:formula="of:=([SA.C17])*100" table:style-name="ce28">
            <text:p>$1,600.00<text:s/></text:p>
          </table:table-cell>
          <table:table-cell office:value-type="float" office:value="0" table:formula="of:=([SA.E18])*100" table:style-name="ce29">
            <text:p>$0.00<text:s/></text:p>
          </table:table-cell>
          <table:table-cell office:value-type="float" office:value="1600" table:formula="of:=([.N5]-[.O5])" table:style-name="ce30">
            <text:p>$1,600.00<text:s/>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Zane</text:p>
          </table:table-cell>
          <table:table-cell office:value-type="float" office:value="10500" table:formula="of:=([.F6]+[.J6] +[.N6])" table:style-name="ce28">
            <text:p>$10,500.00<text:s/></text:p>
          </table:table-cell>
          <table:table-cell office:value-type="float" office:value="1000" table:formula="of:=([.G6]+[.K6] +[.O6])" table:style-name="ce29">
            <text:p>$1,000.00<text:s/></text:p>
          </table:table-cell>
          <table:table-cell office:value-type="float" office:value="9500" table:formula="of:=([.B6]-[.C6])" table:style-name="ce30">
            <text:p>$9,500.00<text:s/></text:p>
          </table:table-cell>
          <table:table-cell table:style-name="ce5"/>
          <table:table-cell office:value-type="float" office:value="7900" table:formula="of:=([Gantt.$B32])*100" table:style-name="ce28">
            <text:p>$7,900.00<text:s/></text:p>
          </table:table-cell>
          <table:table-cell office:value-type="float" office:value="0" table:formula="of:=([Gantt.$C32])*100" table:style-name="ce29">
            <text:p>$0.00<text:s/></text:p>
          </table:table-cell>
          <table:table-cell office:value-type="float" office:value="7900" table:formula="of:=([.F6]-[.G6])" table:style-name="ce30">
            <text:p>$7,900.00<text:s/></text:p>
          </table:table-cell>
          <table:table-cell table:style-name="ce1"/>
          <table:table-cell office:value-type="float" office:value="1000" table:style-name="ce28">
            <text:p>$1,000.00<text:s/></text:p>
          </table:table-cell>
          <table:table-cell office:value-type="float" office:value="1000" table:formula="of:=[Meetings.B6]*100" table:style-name="ce29">
            <text:p>$1,000.00<text:s/></text:p>
          </table:table-cell>
          <table:table-cell office:value-type="float" office:value="0" table:formula="of:=([.J6]-[.K6])" table:style-name="ce30">
            <text:p>$0.00<text:s/></text:p>
          </table:table-cell>
          <table:table-cell table:style-name="ce1"/>
          <table:table-cell office:value-type="float" office:value="1600" table:formula="of:=([SA.C26])*100" table:style-name="ce28">
            <text:p>$1,600.00<text:s/></text:p>
          </table:table-cell>
          <table:table-cell office:value-type="float" office:value="0" table:formula="of:=([SA.E27])*100" table:style-name="ce29">
            <text:p>$0.00<text:s/></text:p>
          </table:table-cell>
          <table:table-cell office:value-type="float" office:value="1600" table:formula="of:=([.N6]-[.O6])" table:style-name="ce30">
            <text:p>$1,600.00<text:s/></text:p>
          </table:table-cell>
          <table:table-cell table:number-columns-repeated="16368"/>
        </table:table-row>
        <table:table-row table:style-name="ro1">
          <table:table-cell office:value-type="string" table:style-name="ce31">
            <text:p>Total</text:p>
          </table:table-cell>
          <table:table-cell office:value-type="float" office:value="33000" table:formula="of:=SUM([.B4:.B6])" table:style-name="ce32">
            <text:p>$33,000.00<text:s/></text:p>
          </table:table-cell>
          <table:table-cell office:value-type="float" office:value="4500" table:formula="of:=SUM([.C4:.C6])" table:style-name="ce33">
            <text:p>$4,500.00<text:s/></text:p>
          </table:table-cell>
          <table:table-cell office:value-type="float" office:value="28500" table:formula="of:=SUM([.D4:.D6])" table:style-name="ce34">
            <text:p>$28,500.00<text:s/></text:p>
          </table:table-cell>
          <table:table-cell table:style-name="ce5"/>
          <table:table-cell office:value-type="float" office:value="25100" table:formula="of:=SUM([.F4:.F6])" table:style-name="ce35">
            <text:p>$25,100.00<text:s/></text:p>
          </table:table-cell>
          <table:table-cell office:value-type="float" office:value="1600" table:formula="of:=SUM([.G4:.G6])" table:style-name="ce36">
            <text:p>$1,600.00<text:s/></text:p>
          </table:table-cell>
          <table:table-cell office:value-type="float" office:value="23500" table:formula="of:=SUM([.H4:.H6])" table:style-name="ce37">
            <text:p>$23,500.00<text:s/></text:p>
          </table:table-cell>
          <table:table-cell table:style-name="ce1"/>
          <table:table-cell office:value-type="float" office:value="3000" table:formula="of:=SUM([.J4:.J6])" table:style-name="ce35">
            <text:p>$3,000.00<text:s/></text:p>
          </table:table-cell>
          <table:table-cell office:value-type="float" office:value="2900" table:formula="of:=SUM([.K4:.K6])" table:style-name="ce36">
            <text:p>$2,900.00<text:s/></text:p>
          </table:table-cell>
          <table:table-cell office:value-type="float" office:value="100" table:formula="of:=SUM([.L4:.L6])" table:style-name="ce37">
            <text:p>$100.00<text:s/></text:p>
          </table:table-cell>
          <table:table-cell table:style-name="ce1"/>
          <table:table-cell office:value-type="float" office:value="4900" table:formula="of:=SUM([.N4:.N6])" table:style-name="ce32">
            <text:p>$4,900.00<text:s/></text:p>
          </table:table-cell>
          <table:table-cell office:value-type="float" office:value="0" table:formula="of:=SUM([.O4:.O6])" table:style-name="ce33">
            <text:p>$0.00<text:s/></text:p>
          </table:table-cell>
          <table:table-cell office:value-type="float" office:value="4900" table:formula="of:=SUM([.P4:.P6])" table:style-name="ce34">
            <text:p>$4,900.00<text:s/></text:p>
          </table:table-cell>
          <table:table-cell table:number-columns-repeated="16368"/>
        </table:table-row>
        <table:table-row table:number-rows-repeated="1048569" table:style-name="ro2">
          <table:table-cell table:number-columns-repeated="16384"/>
        </table:table-row>
      </table:table>
      <table:table table:name="Meetings" table:style-name="ta1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table:style-name="ce39"/>
          <table:table-cell office:value-type="string" table:style-name="ce40">
            <text:p>Date</text:p>
          </table:table-cell>
          <table:table-cell office:value-type="date" office:date-value="2019-08-29T00:00:00" table:style-name="ce40">
            <text:p>Aug 29</text:p>
          </table:table-cell>
          <table:table-cell office:value-type="date" office:date-value="2019-09-05T00:00:00" table:style-name="ce40">
            <text:p>Sep 05</text:p>
          </table:table-cell>
          <table:table-cell office:value-type="date" office:date-value="2019-09-12T00:00:00" table:style-name="ce40">
            <text:p>Sep 12</text:p>
          </table:table-cell>
          <table:table-cell office:value-type="date" office:date-value="2019-09-19T00:00:00" table:style-name="ce40">
            <text:p>Sep 19</text:p>
          </table:table-cell>
          <table:table-cell office:value-type="date" office:date-value="2019-10-03T00:00:00" table:style-name="ce40">
            <text:p>Oct 03</text:p>
          </table:table-cell>
          <table:table-cell office:value-type="date" office:date-value="2019-10-10T00:00:00" table:style-name="ce40">
            <text:p>Oct 10</text:p>
          </table:table-cell>
          <table:table-cell office:value-type="date" office:date-value="2019-10-17T00:00:00" table:style-name="ce40">
            <text:p>Oct 17</text:p>
          </table:table-cell>
          <table:table-cell office:value-type="date" office:date-value="2019-10-24T00:00:00" table:style-name="ce40">
            <text:p>Oct 24</text:p>
          </table:table-cell>
          <table:table-cell office:value-type="date" office:date-value="2019-11-05T00:00:00" table:style-name="ce40">
            <text:p>Nov 05</text:p>
          </table:table-cell>
          <table:table-cell office:value-type="date" office:date-value="2019-11-12T00:00:00" table:style-name="ce40">
            <text:p>Nov 12</text:p>
          </table:table-cell>
          <table:table-cell office:value-type="date" office:date-value="2019-11-21T00:00:00" table:style-name="ce40">
            <text:p>Nov 21</text:p>
          </table:table-cell>
          <table:table-cell office:value-type="date" office:date-value="2019-11-28T00:00:00" table:style-name="ce40">
            <text:p>Nov 28</text:p>
          </table:table-cell>
          <table:table-cell office:value-type="date" office:date-value="2019-12-05T00:00:00" table:style-name="ce40">
            <text:p>Dec 05</text:p>
          </table:table-cell>
          <table:table-cell office:value-type="date" office:date-value="2019-12-12T00:00:00" table:style-name="ce40">
            <text:p>Dec 12</text:p>
          </table:table-cell>
          <table:table-cell table:number-columns-repeated="16368" table:style-name="ce39"/>
        </table:table-row>
        <table:table-row table:style-name="ro3">
          <table:table-cell table:style-name="ce1"/>
          <table:table-cell office:value-type="string" table:style-name="ce41">
            <text:p>Purpose</text:p>
          </table:table-cell>
          <table:table-cell office:value-type="string" table:style-name="ce42">
            <text:p>Team Meeting</text:p>
          </table:table-cell>
          <table:table-cell office:value-type="string" table:style-name="ce42">
            <text:p>First Customer Meeting</text:p>
          </table:table-cell>
          <table:table-cell office:value-type="string" table:style-name="ce42">
            <text:p>Team Meeting</text:p>
          </table:table-cell>
          <table:table-cell office:value-type="string" table:style-name="ce42">
            <text:p>Second Customer Meeting</text:p>
          </table:table-cell>
          <table:table-cell office:value-type="string" table:style-name="ce42">
            <text:p>Team Meeting</text:p>
          </table:table-cell>
          <table:table-cell office:value-type="string" table:style-name="ce42">
            <text:p>Team Meeting</text:p>
          </table:table-cell>
          <table:table-cell office:value-type="string" table:style-name="ce42">
            <text:p>Team Meeting</text:p>
          </table:table-cell>
          <table:table-cell office:value-type="string" table:style-name="ce42">
            <text:p>Teem Meeting</text:p>
          </table:table-cell>
          <table:table-cell office:value-type="string" table:style-name="ce42">
            <text:p>PDR</text:p>
          </table:table-cell>
          <table:table-cell office:value-type="string" table:style-name="ce42">
            <text:p>Team Meeting</text:p>
          </table:table-cell>
          <table:table-cell table:number-columns-repeated="4" table:style-name="ce42"/>
          <table:table-cell table:number-columns-repeated="16368"/>
        </table:table-row>
        <table:table-row table:style-name="ro1">
          <table:table-cell table:style-name="ce1"/>
          <table:table-cell office:value-type="string" table:style-name="ce41">
            <text:p>Hours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41">
            <text:p>Nikolai</text:p>
          </table:table-cell>
          <table:table-cell office:value-type="float" office:value="10" table:formula="of:=SUMIF([.C4:.P4];&quot;*ü*&quot;;[.C$3:.AD$3])" table:style-name="ce41">
            <text:p>10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table:number-columns-repeated="4" table:style-name="ce43"/>
          <table:table-cell table:number-columns-repeated="16368"/>
        </table:table-row>
        <table:table-row table:style-name="ro1">
          <table:table-cell office:value-type="string" table:style-name="ce41">
            <text:p>Tyrel</text:p>
          </table:table-cell>
          <table:table-cell office:value-type="float" office:value="9" table:formula="of:=SUMIF([.C5:.P5];&quot;*ü*&quot;;[.C$3:.AD$3])" table:style-name="ce41">
            <text:p>9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table:style-name="ce1"/>
          <table:table-cell office:value-type="string" table:style-name="ce43">
            <text:p>ü</text:p>
          </table:table-cell>
          <table:table-cell table:number-columns-repeated="4" table:style-name="ce43"/>
          <table:table-cell table:number-columns-repeated="16368"/>
        </table:table-row>
        <table:table-row table:style-name="ro1">
          <table:table-cell office:value-type="string" table:style-name="ce41">
            <text:p>Zane</text:p>
          </table:table-cell>
          <table:table-cell office:value-type="float" office:value="10" table:formula="of:=SUMIF([.C6:.P6];&quot;*ü*&quot;;[.C$3:.AD$3])" table:style-name="ce41">
            <text:p>10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office:value-type="string" table:style-name="ce43">
            <text:p>ü</text:p>
          </table:table-cell>
          <table:table-cell table:number-columns-repeated="4" table:style-name="ce43"/>
          <table:table-cell table:number-columns-repeated="16368"/>
        </table:table-row>
        <table:table-row table:style-name="ro1">
          <table:table-cell office:value-type="string" table:style-name="ce41">
            <text:p>Total</text:p>
          </table:table-cell>
          <table:table-cell office:value-type="float" office:value="29" table:formula="of:=SUM([.B4:.B6])" table:style-name="ce44">
            <text:p>29</text:p>
          </table:table-cell>
          <table:table-cell office:value-type="float" office:value="3" table:formula="of:=COUNTIF([.C4:.C6];&quot;*ü*&quot;)*[.C3]" table:style-name="ce44">
            <text:p>3</text:p>
          </table:table-cell>
          <table:table-cell office:value-type="float" office:value="3" table:formula="of:=COUNTIF([.D4:.D6];&quot;*ü*&quot;)*[.D3]" table:style-name="ce44">
            <text:p>3</text:p>
          </table:table-cell>
          <table:table-cell office:value-type="float" office:value="3" table:formula="of:=COUNTIF([.E4:.E6];&quot;*ü*&quot;)*[.E3]" table:style-name="ce44">
            <text:p>3</text:p>
          </table:table-cell>
          <table:table-cell office:value-type="float" office:value="3" table:formula="of:=COUNTIF([.F4:.F6];&quot;*ü*&quot;)*[.F3]" table:style-name="ce44">
            <text:p>3</text:p>
          </table:table-cell>
          <table:table-cell office:value-type="float" office:value="3" table:formula="of:=COUNTIF([.G4:.G6];&quot;*ü*&quot;)*[.G3]" table:style-name="ce44">
            <text:p>3</text:p>
          </table:table-cell>
          <table:table-cell office:value-type="float" office:value="3" table:formula="of:=COUNTIF([.H4:.H6];&quot;*ü*&quot;)*[.H3]" table:style-name="ce44">
            <text:p>3</text:p>
          </table:table-cell>
          <table:table-cell office:value-type="float" office:value="3" table:formula="of:=COUNTIF([.I4:.I6];&quot;*ü*&quot;)*[.I3]" table:style-name="ce44">
            <text:p>3</text:p>
          </table:table-cell>
          <table:table-cell office:value-type="float" office:value="3" table:formula="of:=COUNTIF([.J4:.J6];&quot;*ü*&quot;)*[.J3]" table:style-name="ce44">
            <text:p>3</text:p>
          </table:table-cell>
          <table:table-cell office:value-type="float" office:value="2" table:formula="of:=COUNTIF([.K4:.K6];&quot;*ü*&quot;)*[.K3]" table:style-name="ce44">
            <text:p>2</text:p>
          </table:table-cell>
          <table:table-cell office:value-type="float" office:value="3" table:formula="of:=COUNTIF([.L4:.L6];&quot;*ü*&quot;)*[.L3]" table:style-name="ce44">
            <text:p>3</text:p>
          </table:table-cell>
          <table:table-cell office:value-type="float" office:value="0" table:formula="of:=COUNTIF([.M4:.M6];&quot;*ü*&quot;)*[.M3]" table:style-name="ce44">
            <text:p>0</text:p>
          </table:table-cell>
          <table:table-cell office:value-type="float" office:value="0" table:formula="of:=COUNTIF([.N4:.N6];&quot;*ü*&quot;)*[.N3]" table:style-name="ce44">
            <text:p>0</text:p>
          </table:table-cell>
          <table:table-cell office:value-type="float" office:value="0" table:formula="of:=COUNTIF([.O4:.O6];&quot;*ü*&quot;)*[.O3]" table:style-name="ce44">
            <text:p>0</text:p>
          </table:table-cell>
          <table:table-cell office:value-type="float" office:value="0" table:formula="of:=COUNTIF([.P4:.P6];&quot;*ü*&quot;)*[.P3]" table:style-name="ce44">
            <text:p>0</text:p>
          </table:table-cell>
          <table:table-cell table:number-columns-repeated="1636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43">
            <text:p>ü</text:p>
          </table:table-cell>
          <table:table-cell table:number-columns-repeated="16383" table:style-name="ce1"/>
        </table:table-row>
        <table:table-row table:style-name="ro1">
          <table:table-cell table:style-name="ce43"/>
          <table:table-cell table:number-columns-repeated="16383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SA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5" table:default-cell-style-name="ce1"/>
        <table:table-column table:style-name="co6" table:number-columns-repeated="1005" table:default-cell-style-name="ce1"/>
        <table:table-column table:style-name="co7" table:number-columns-repeated="15360" table:default-cell-style-name="ce1"/>
        <table:table-row table:style-name="ro1">
          <table:table-cell table:style-name="ce45"/>
          <table:table-cell office:value-type="string" table:style-name="ce46">
            <text:p>Task</text:p>
          </table:table-cell>
          <table:table-cell office:value-type="string" table:style-name="ce46">
            <text:p>Predicted(hrs)</text:p>
          </table:table-cell>
          <table:table-cell office:value-type="string" table:style-name="ce47">
            <text:p>spent(hrs)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5"/>
        </table:table-row>
        <table:table-row table:style-name="ro1">
          <table:table-cell office:value-type="string" table:style-name="ce24">
            <text:p>Nikolai</text:p>
          </table:table-cell>
          <table:table-cell office:value-type="string" table:style-name="ce46">
            <text:p>Technical Specs</text:p>
          </table:table-cell>
          <table:table-cell office:value-type="float" office:value="5" table:style-name="ce48">
            <text:p>5</text:p>
          </table:table-cell>
          <table:table-cell office:value-type="float" office:value="6" table:style-name="ce49">
            <text:p>6</text:p>
          </table:table-cell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Meeting Notes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51">
            <text:p>6</text:p>
          </table:table-cell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SRS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51">
            <text:p>6</text:p>
          </table:table-cell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SRS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51">
            <text:p>1</text:p>
          </table:table-cell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PDR - LoRa Portion</text:p>
          </table:table-cell>
          <table:table-cell table:style-name="ce15"/>
          <table:table-cell office:value-type="float" office:value="2" table:style-name="ce51">
            <text:p>2</text:p>
          </table:table-cell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2"/>
          <table:table-cell office:value-type="string" table:style-name="ce22">
            <text:p>CDR - Battery, LoRa Milestones</text:p>
          </table:table-cell>
          <table:table-cell table:style-name="ce53"/>
          <table:table-cell office:value-type="float" office:value="1" table:style-name="ce54">
            <text:p>1</text:p>
          </table:table-cell>
          <table:table-cell table:number-columns-repeated="5" table:style-name="ce5"/>
          <table:table-cell table:style-name="ce55"/>
          <table:table-cell table:number-columns-repeated="5" table:style-name="ce5"/>
          <table:table-cell table:number-columns-repeated="16369" table:style-name="ce1"/>
        </table:table-row>
        <table:table-row table:style-name="ro1">
          <table:table-cell table:style-name="ce56"/>
          <table:table-cell office:value-type="string" table:style-name="ce19">
            <text:p>Subtotal</text:p>
          </table:table-cell>
          <table:table-cell office:value-type="float" office:value="17" table:formula="of:=SUM([.C2:.C7])" table:style-name="ce19">
            <text:p>17</text:p>
          </table:table-cell>
          <table:table-cell office:value-type="float" office:value="22" table:formula="of:=SUM([.D2:.D7])" table:style-name="ce20">
            <text:p>22</text:p>
          </table:table-cell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office:value-type="string" table:style-name="ce24">
            <text:p>Tyrel</text:p>
          </table:table-cell>
          <table:table-cell office:value-type="string" table:style-name="ce46">
            <text:p>Gantt</text:p>
          </table:table-cell>
          <table:table-cell office:value-type="float" office:value="5" table:style-name="ce48">
            <text:p>5</text:p>
          </table:table-cell>
          <table:table-cell table:style-name="ce49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Budget</text:p>
          </table:table-cell>
          <table:table-cell office:value-type="float" office:value="5" table:style-name="ce15">
            <text:p>5</text:p>
          </table:table-cell>
          <table:table-cell table:style-name="ce51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PDR</text:p>
          </table:table-cell>
          <table:table-cell office:value-type="float" office:value="3" table:style-name="ce15">
            <text:p>3</text:p>
          </table:table-cell>
          <table:table-cell table:style-name="ce51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PDR2</text:p>
          </table:table-cell>
          <table:table-cell office:value-type="float" office:value="1" table:style-name="ce15">
            <text:p>1</text:p>
          </table:table-cell>
          <table:table-cell table:style-name="ce51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CDR2</text:p>
          </table:table-cell>
          <table:table-cell office:value-type="float" office:value="1" table:style-name="ce15">
            <text:p>1</text:p>
          </table:table-cell>
          <table:table-cell table:style-name="ce51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office:value-type="string" table:style-name="ce19">
            <text:p>Updated Budget and Gantt</text:p>
          </table:table-cell>
          <table:table-cell office:value-type="float" office:value="1" table:style-name="ce15">
            <text:p>1</text:p>
          </table:table-cell>
          <table:table-cell table:style-name="ce51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0"/>
          <table:table-cell table:style-name="ce19"/>
          <table:table-cell table:style-name="ce15"/>
          <table:table-cell table:style-name="ce51"/>
          <table:table-cell table:number-columns-repeated="11" table:style-name="ce5"/>
          <table:table-cell table:number-columns-repeated="16369" table:style-name="ce1"/>
        </table:table-row>
        <table:table-row table:style-name="ro1">
          <table:table-cell table:style-name="ce52"/>
          <table:table-cell table:style-name="ce22"/>
          <table:table-cell table:style-name="ce53"/>
          <table:table-cell table:style-name="ce54"/>
          <table:table-cell table:number-columns-repeated="5" table:style-name="ce5"/>
          <table:table-cell table:style-name="ce55"/>
          <table:table-cell table:number-columns-repeated="5" table:style-name="ce5"/>
          <table:table-cell table:number-columns-repeated="16369" table:style-name="ce1"/>
        </table:table-row>
        <table:table-row table:style-name="ro1">
          <table:table-cell table:style-name="ce56"/>
          <table:table-cell office:value-type="string" table:style-name="ce19">
            <text:p>Subtotal</text:p>
          </table:table-cell>
          <table:table-cell office:value-type="float" office:value="16" table:formula="of:=SUM([.C9:.C16])" table:style-name="ce19">
            <text:p>16</text:p>
          </table:table-cell>
          <table:table-cell office:value-type="float" office:value="0" table:formula="of:=SUM([.D9:.D16])" table:style-name="ce20">
            <text:p>0</text:p>
          </table:table-cell>
          <table:table-cell table:number-columns-repeated="11" table:style-name="ce5"/>
          <table:table-cell table:number-columns-repeated="16369"/>
        </table:table-row>
        <table:table-row table:style-name="ro1">
          <table:table-cell office:value-type="string" table:style-name="ce24">
            <text:p>Zane</text:p>
          </table:table-cell>
          <table:table-cell office:value-type="string" table:style-name="ce46">
            <text:p>Diagrams</text:p>
          </table:table-cell>
          <table:table-cell office:value-type="float" office:value="4" table:style-name="ce48">
            <text:p>4</text:p>
          </table:table-cell>
          <table:table-cell table:style-name="ce49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0"/>
          <table:table-cell office:value-type="string" table:style-name="ce19">
            <text:p>Contract</text:p>
          </table:table-cell>
          <table:table-cell office:value-type="float" office:value="2" table:style-name="ce15">
            <text:p>2</text:p>
          </table:table-cell>
          <table:table-cell table:style-name="ce51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0"/>
          <table:table-cell office:value-type="string" table:style-name="ce19">
            <text:p>Project Plan</text:p>
          </table:table-cell>
          <table:table-cell office:value-type="float" office:value="4" table:style-name="ce15">
            <text:p>4</text:p>
          </table:table-cell>
          <table:table-cell table:style-name="ce51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0"/>
          <table:table-cell office:value-type="string" table:style-name="ce19">
            <text:p>PDR Diagrams</text:p>
          </table:table-cell>
          <table:table-cell office:value-type="float" office:value="2" table:style-name="ce15">
            <text:p>2</text:p>
          </table:table-cell>
          <table:table-cell table:style-name="ce51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0"/>
          <table:table-cell office:value-type="string" table:style-name="ce19">
            <text:p>Concept Art</text:p>
          </table:table-cell>
          <table:table-cell office:value-type="float" office:value="3" table:style-name="ce15">
            <text:p>3</text:p>
          </table:table-cell>
          <table:table-cell table:style-name="ce51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0"/>
          <table:table-cell office:value-type="string" table:style-name="ce19">
            <text:p>Updated Project Plan</text:p>
          </table:table-cell>
          <table:table-cell office:value-type="float" office:value="1" table:style-name="ce15">
            <text:p>1</text:p>
          </table:table-cell>
          <table:table-cell table:style-name="ce51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0"/>
          <table:table-cell table:style-name="ce19"/>
          <table:table-cell table:style-name="ce15"/>
          <table:table-cell table:style-name="ce51"/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2"/>
          <table:table-cell table:style-name="ce57"/>
          <table:table-cell table:style-name="ce53"/>
          <table:table-cell table:style-name="ce54"/>
          <table:table-cell table:number-columns-repeated="6" table:style-name="ce5"/>
          <table:table-cell table:style-name="ce55"/>
          <table:table-cell table:number-columns-repeated="4" table:style-name="ce5"/>
          <table:table-cell table:number-columns-repeated="16369"/>
        </table:table-row>
        <table:table-row table:style-name="ro1">
          <table:table-cell table:style-name="ce56"/>
          <table:table-cell office:value-type="string" table:style-name="ce58">
            <text:p>Subtotal</text:p>
          </table:table-cell>
          <table:table-cell office:value-type="float" office:value="16" table:formula="of:=SUM([.C18:.C25])" table:style-name="ce19">
            <text:p>16</text:p>
          </table:table-cell>
          <table:table-cell office:value-type="float" office:value="0" table:formula="of:=SUM([.D18:.D25])" table:style-name="ce20">
            <text:p>0</text:p>
          </table:table-cell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52"/>
          <table:table-cell office:value-type="string" table:style-name="ce57">
            <text:p>Total</text:p>
          </table:table-cell>
          <table:table-cell office:value-type="float" office:value="49" table:formula="of:=SUM([.C8];[.C17];[.C26])" table:style-name="ce22">
            <text:p>49</text:p>
          </table:table-cell>
          <table:table-cell office:value-type="float" office:value="22" table:formula="of:=SUM([.D8];[.D17];[.D26])" table:style-name="ce23">
            <text:p>22</text:p>
          </table:table-cell>
          <table:table-cell table:number-columns-repeated="11" table:style-name="ce5"/>
          <table:table-cell table:number-columns-repeated="16369"/>
        </table:table-row>
        <table:table-row table:style-name="ro1">
          <table:table-cell table:style-name="ce1"/>
          <table:table-cell table:style-name="ce59"/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Budget" table:style-name="ta2">
        <table:table-column table:style-name="co2" table:default-cell-style-name="ce1"/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column table:style-name="co11" table:default-cell-style-name="ce1"/>
        <table:table-column table:style-name="co2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60">
            <text:p>Item</text:p>
          </table:table-cell>
          <table:table-cell office:value-type="string" table:style-name="ce60">
            <text:p>Description</text:p>
          </table:table-cell>
          <table:table-cell office:value-type="string" table:style-name="ce60">
            <text:p>QTY</text:p>
          </table:table-cell>
          <table:table-cell office:value-type="string" table:style-name="ce60">
            <text:p>Est Price</text:p>
          </table:table-cell>
          <table:table-cell office:value-type="string" table:style-name="ce60">
            <text:p>Est Totals</text:p>
          </table:table-cell>
          <table:table-cell office:value-type="string" table:number-columns-spanned="1" table:number-rows-spanned="13" table:style-name="ce68">
            <text:p>*Blue Font indicates an estimated price due to additional research needed on that product.</text:p>
            <text:p>-Figuring 7 sets of sensors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ards</text:p>
          </table:table-cell>
          <table:table-cell office:value-type="string" table:style-name="ce1">
            <text:p>Arduino Pro Mini 328</text:p>
          </table:table-cell>
          <table:table-cell office:value-type="float" office:value="10" table:style-name="ce1">
            <text:p>10</text:p>
          </table:table-cell>
          <table:table-cell office:value-type="float" office:value="9.4499999999999993" table:style-name="ce1">
            <text:p>9.45</text:p>
          </table:table-cell>
          <table:table-cell office:value-type="currency" office:value="94.5" table:formula="of:=[.D2]*[.C2]" table:style-name="ce61">
            <text:p>$94.5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LORA</text:p>
          </table:table-cell>
          <table:table-cell office:value-type="string" table:style-name="ce1">
            <text:p>Adafruit RFM95W LoRa Radio Transceiver</text:p>
          </table:table-cell>
          <table:table-cell office:value-type="float" office:value="10" table:style-name="ce1">
            <text:p>10</text:p>
          </table:table-cell>
          <table:table-cell office:value-type="float" office:value="17.96" table:style-name="ce1">
            <text:p>17.96</text:p>
          </table:table-cell>
          <table:table-cell office:value-type="currency" office:value="179.60000000000002" table:formula="of:=[.D3]*[.C3]" table:style-name="ce61">
            <text:p>$179.6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Headers</text:p>
          </table:table-cell>
          <table:table-cell office:value-type="string" table:style-name="ce1">
            <text:p>Female and Male Header Bundle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62">
            <text:p>30</text:p>
          </table:table-cell>
          <table:table-cell office:value-type="currency" office:value="30" table:formula="of:=[.D4]*[.C4]" table:style-name="ce61">
            <text:p>$30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Antenna</text:p>
          </table:table-cell>
          <table:table-cell office:value-type="string" table:style-name="ce1">
            <text:p>900 Mhz Antenna Kit for LoRa w/connector</text:p>
          </table:table-cell>
          <table:table-cell office:value-type="float" office:value="10" table:style-name="ce1">
            <text:p>10</text:p>
          </table:table-cell>
          <table:table-cell office:value-type="float" office:value="13.5" table:style-name="ce1">
            <text:p>13.5</text:p>
          </table:table-cell>
          <table:table-cell office:value-type="currency" office:value="135" table:formula="of:=[.D5]*[.C5]" table:style-name="ce61">
            <text:p>$135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3D Printing Materials</text:p>
          </table:table-cell>
          <table:table-cell office:value-type="string" table:style-name="ce1">
            <text:p>White 3D printer filament</text:p>
          </table:table-cell>
          <table:table-cell office:value-type="float" office:value="3" table:style-name="ce1">
            <text:p>3</text:p>
          </table:table-cell>
          <table:table-cell office:value-type="float" office:value="19.989999999999998" table:style-name="ce1">
            <text:p>19.99</text:p>
          </table:table-cell>
          <table:table-cell office:value-type="currency" office:value="59.97" table:formula="of:=[.D6]*[.C6]" table:style-name="ce61">
            <text:p>$59.97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Batteries</text:p>
          </table:table-cell>
          <table:table-cell office:value-type="string" table:style-name="ce1">
            <text:p>TBD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62">
            <text:p>20</text:p>
          </table:table-cell>
          <table:table-cell office:value-type="currency" office:value="140" table:formula="of:=[.D7]*[.C7]" table:style-name="ce61">
            <text:p>$140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Sensors</text:p>
          </table:table-cell>
          <table:table-cell office:value-type="string" table:style-name="ce1">
            <text:p>TBD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62">
            <text:p>20</text:p>
          </table:table-cell>
          <table:table-cell office:value-type="currency" office:value="140" table:formula="of:=[.D8]*[.C8]" table:style-name="ce61">
            <text:p>$140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Den Receiver</text:p>
          </table:table-cell>
          <table:table-cell office:value-type="string" table:style-name="ce1">
            <text:p>TBD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62">
            <text:p>100</text:p>
          </table:table-cell>
          <table:table-cell office:value-type="currency" office:value="100" table:formula="of:=[.D9]*[.C9]" table:style-name="ce61">
            <text:p>$100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Adhesive/ Mounting</text:p>
          </table:table-cell>
          <table:table-cell office:value-type="string" table:style-name="ce1">
            <text:p>TBD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62">
            <text:p>10</text:p>
          </table:table-cell>
          <table:table-cell office:value-type="currency" office:value="50" table:formula="of:=[.D10]*[.C10]" table:style-name="ce61">
            <text:p>$50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Paint</text:p>
          </table:table-cell>
          <table:table-cell office:value-type="string" table:style-name="ce1">
            <text:p>TBD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62">
            <text:p>5</text:p>
          </table:table-cell>
          <table:table-cell office:value-type="currency" office:value="15" table:formula="of:=[.D11]*[.C11]" table:style-name="ce61">
            <text:p>$15.0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table:style-name="ce63"/>
          <table:covered-table-cell/>
          <table:table-cell table:number-columns-repeated="16378"/>
        </table:table-row>
        <table:table-row table:style-name="ro1"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number-columns-repeated="2" table:style-name="ce53"/>
          <table:table-cell table:style-name="ce64"/>
          <table:covered-table-cell/>
          <table:table-cell table:number-columns-repeated="16378"/>
        </table:table-row>
        <table:table-row table:style-name="ro4">
          <table:table-cell table:number-columns-repeated="3" table:style-name="ce1"/>
          <table:table-cell office:value-type="string" table:style-name="ce1">
            <text:p>Subtotal</text:p>
          </table:table-cell>
          <table:table-cell office:value-type="currency" office:value="944.07" table:formula="of:=SUM([.E2:.E13])" table:style-name="ce61">
            <text:p>$944.07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Goal</text:p>
          </table:table-cell>
          <table:table-cell office:value-type="currency" office:value="1500" table:style-name="ce61">
            <text:p>$1,500.0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fference</text:p>
          </table:table-cell>
          <table:table-cell office:value-type="currency" office:value="555.92999999999995" table:formula="of:=[.E15]-[.E14]" table:style-name="ce61">
            <text:p>$555.93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4" table:style-name="ce1"/>
          <table:table-cell table:style-name="ce61"/>
          <table:table-cell table:number-columns-repeated="16379"/>
        </table:table-row>
        <table:table-row table:style-name="ro1">
          <table:table-cell office:value-type="string" table:style-name="ce60">
            <text:p>Item</text:p>
          </table:table-cell>
          <table:table-cell office:value-type="string" table:style-name="ce60">
            <text:p>Actual Description</text:p>
          </table:table-cell>
          <table:table-cell office:value-type="string" table:style-name="ce60">
            <text:p>QTY</text:p>
          </table:table-cell>
          <table:table-cell office:value-type="string" table:style-name="ce60">
            <text:p>Actual Price</text:p>
          </table:table-cell>
          <table:table-cell office:value-type="string" table:style-name="ce65">
            <text:p>Actual Totals</text:p>
          </table:table-cell>
          <table:table-cell table:number-columns-repeated="16379"/>
        </table:table-row>
        <table:table-row table:style-name="ro1">
          <table:table-cell office:value-type="string" office:string-value="Boards" table:formula="of:=[.A2]" table:style-name="ce1">
            <text:p>Boards</text:p>
          </table:table-cell>
          <table:table-cell office:value-type="string" table:style-name="ce1">
            <text:p>Arduino MKR 1310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currency" office:value="84" table:formula="of:=[.D21]*[.C21]" table:style-name="ce61">
            <text:p>$84.00</text:p>
          </table:table-cell>
          <table:table-cell table:number-columns-repeated="16379"/>
        </table:table-row>
        <table:table-row table:style-name="ro1">
          <table:table-cell office:value-type="string" office:string-value="LORA" table:formula="of:=[.A3]" table:style-name="ce1">
            <text:p>LORA</text:p>
          </table:table-cell>
          <table:table-cell office:value-type="string" office:string-value="Adafruit RFM95W LoRa Radio Transceiver" table:formula="of:=[.B3]" table:style-name="ce1">
            <text:p>Adafruit RFM95W LoRa Radio Transceiver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currency" office:value="57" table:formula="of:=[.D22]*[.C22]" table:style-name="ce61">
            <text:p>$57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ders</text:p>
          </table:table-cell>
          <table:table-cell table:number-columns-repeated="2" table:style-name="ce1"/>
          <table:table-cell table:style-name="ce62"/>
          <table:table-cell office:value-type="currency" office:value="0" table:formula="of:=[.D23]*[.C23]" table:style-name="ce66">
            <text:p>$0.00</text:p>
          </table:table-cell>
          <table:table-cell table:number-columns-repeated="16379"/>
        </table:table-row>
        <table:table-row table:style-name="ro1">
          <table:table-cell office:value-type="string" office:string-value="Antenna" table:formula="of:=[.A5]" table:style-name="ce1">
            <text:p>Antenna</text:p>
          </table:table-cell>
          <table:table-cell office:value-type="string" office:string-value="900 Mhz Antenna Kit for LoRa w/connector" table:formula="of:=[.B5]" table:style-name="ce1">
            <text:p>900 Mhz Antenna Kit for LoRa w/connector</text:p>
          </table:table-cell>
          <table:table-cell office:value-type="float" office:value="2" table:style-name="ce1">
            <text:p>2</text:p>
          </table:table-cell>
          <table:table-cell office:value-type="float" office:value="10.99" table:style-name="ce1">
            <text:p>10.99</text:p>
          </table:table-cell>
          <table:table-cell office:value-type="currency" office:value="21.98" table:formula="of:=[.D24]*[.C24]" table:style-name="ce66">
            <text:p>$21.98</text:p>
          </table:table-cell>
          <table:table-cell table:number-columns-repeated="16379"/>
        </table:table-row>
        <table:table-row table:style-name="ro1">
          <table:table-cell office:value-type="string" office:string-value="3D Printing Materials" table:formula="of:=[.A6]" table:style-name="ce1">
            <text:p>3D Printing Materials</text:p>
          </table:table-cell>
          <table:table-cell office:value-type="string" office:string-value="White 3D printer filament" table:formula="of:=[.B6]" table:style-name="ce1">
            <text:p>White 3D printer filament</text:p>
          </table:table-cell>
          <table:table-cell table:number-columns-repeated="2" table:style-name="ce1"/>
          <table:table-cell office:value-type="currency" office:value="0" table:formula="of:=[.D25]*[.C25]" table:style-name="ce66">
            <text:p>$0.00</text:p>
          </table:table-cell>
          <table:table-cell table:number-columns-repeated="16379"/>
        </table:table-row>
        <table:table-row table:style-name="ro1">
          <table:table-cell office:value-type="string" office:string-value="Batteries" table:formula="of:=[.A7]" table:style-name="ce1">
            <text:p>Batteries</text:p>
          </table:table-cell>
          <table:table-cell office:value-type="string" office:string-value="TBD" table:formula="of:=[.B7]" table:style-name="ce1">
            <text:p>TBD</text:p>
          </table:table-cell>
          <table:table-cell table:style-name="ce1"/>
          <table:table-cell table:style-name="ce62"/>
          <table:table-cell office:value-type="currency" office:value="0" table:formula="of:=[.D26]*[.C26]" table:style-name="ce66">
            <text:p>$0.00</text:p>
          </table:table-cell>
          <table:table-cell table:number-columns-repeated="16379"/>
        </table:table-row>
        <table:table-row table:style-name="ro1">
          <table:table-cell office:value-type="string" office:string-value="Sensors" table:formula="of:=[.A8]" table:style-name="ce1">
            <text:p>Sensors</text:p>
          </table:table-cell>
          <table:table-cell office:value-type="string" office:string-value="TBD" table:formula="of:=[.B8]" table:style-name="ce1">
            <text:p>TBD</text:p>
          </table:table-cell>
          <table:table-cell table:style-name="ce1"/>
          <table:table-cell table:style-name="ce62"/>
          <table:table-cell office:value-type="currency" office:value="0" table:formula="of:=[.D27]*[.C27]" table:style-name="ce66">
            <text:p>$0.00</text:p>
          </table:table-cell>
          <table:table-cell table:number-columns-repeated="16379"/>
        </table:table-row>
        <table:table-row table:style-name="ro1">
          <table:table-cell office:value-type="string" office:string-value="Den Receiver" table:formula="of:=[.A9]" table:style-name="ce1">
            <text:p>Den Receiver</text:p>
          </table:table-cell>
          <table:table-cell office:value-type="string" office:string-value="TBD" table:formula="of:=[.B9]" table:style-name="ce1">
            <text:p>TBD</text:p>
          </table:table-cell>
          <table:table-cell table:style-name="ce1"/>
          <table:table-cell table:style-name="ce62"/>
          <table:table-cell office:value-type="currency" office:value="0" table:formula="of:=[.D28]*[.C28]" table:style-name="ce66">
            <text:p>$0.00</text:p>
          </table:table-cell>
          <table:table-cell table:number-columns-repeated="16379"/>
        </table:table-row>
        <table:table-row table:style-name="ro1">
          <table:table-cell office:value-type="string" office:string-value="Adhesive/ Mounting" table:formula="of:=[.A10]" table:style-name="ce1">
            <text:p>Adhesive/ Mounting</text:p>
          </table:table-cell>
          <table:table-cell office:value-type="string" office:string-value="TBD" table:formula="of:=[.B10]" table:style-name="ce1">
            <text:p>TBD</text:p>
          </table:table-cell>
          <table:table-cell table:style-name="ce1"/>
          <table:table-cell table:style-name="ce62"/>
          <table:table-cell office:value-type="currency" office:value="0" table:formula="of:=[.D29]*[.C29]" table:style-name="ce66">
            <text:p>$0.00</text:p>
          </table:table-cell>
          <table:table-cell table:number-columns-repeated="16379"/>
        </table:table-row>
        <table:table-row table:style-name="ro1">
          <table:table-cell office:value-type="string" office:string-value="Paint" table:formula="of:=[.A11]" table:style-name="ce1">
            <text:p>Paint</text:p>
          </table:table-cell>
          <table:table-cell office:value-type="string" office:string-value="TBD" table:formula="of:=[.B11]" table:style-name="ce1">
            <text:p>TBD</text:p>
          </table:table-cell>
          <table:table-cell table:style-name="ce1"/>
          <table:table-cell table:style-name="ce62"/>
          <table:table-cell table:style-name="ce67"/>
          <table:table-cell table:number-columns-repeated="16379"/>
        </table:table-row>
        <table:table-row table:style-name="ro1">
          <table:table-cell office:value-type="string" office:string-value=" " table:formula="of:=[.A12]" table:style-name="ce1">
            <text:p><text:s/></text:p>
          </table:table-cell>
          <table:table-cell office:value-type="string" office:string-value=" " table:formula="of:=[.B12]" table:style-name="ce1">
            <text:p><text:s/></text:p>
          </table:table-cell>
          <table:table-cell table:number-columns-repeated="2" table:style-name="ce1"/>
          <table:table-cell table:style-name="ce63"/>
          <table:table-cell table:number-columns-repeated="16379"/>
        </table:table-row>
        <table:table-row table:style-name="ro1">
          <table:table-cell office:value-type="string" office:string-value=" " table:formula="of:=[.A13]" table:style-name="ce53">
            <text:p><text:s/></text:p>
          </table:table-cell>
          <table:table-cell office:value-type="string" office:string-value=" " table:formula="of:=[.B13]" table:style-name="ce53">
            <text:p><text:s/></text:p>
          </table:table-cell>
          <table:table-cell table:number-columns-repeated="2" table:style-name="ce53"/>
          <table:table-cell table:style-name="ce64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Subtotal</text:p>
          </table:table-cell>
          <table:table-cell office:value-type="currency" office:value="162.97999999999999" table:formula="of:=SUM([.E21:.E29])" table:style-name="ce61">
            <text:p>$162.9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Goal</text:p>
          </table:table-cell>
          <table:table-cell office:value-type="currency" office:value="1500" table:formula="of:=[.E15]" table:style-name="ce61">
            <text:p>$1,500.0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Difference</text:p>
          </table:table-cell>
          <table:table-cell office:value-type="currency" office:value="1337.02" table:formula="of:=[.E34]-[.E33]" table:style-name="ce61">
            <text:p>$1,337.02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Wingdings" svg:font-family="Wingdings"/>
  </office:font-face-decls>
  <office:styles>
    <number:number-style style:name="N0">
      <number:number number:min-integer-digits="1"/>
    </number:number-style>
    <number:currency-style style:name="N36P0">
      <number:currency-symbol>$</number:currency-symbol>
      <number:number number:decimal-places="2" number:min-integer-digits="1" number:grouping="true"/>
      <number:text> </number:text>
    </number:currency-style>
    <number:number-style style:name="N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6P0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>
      <number:currency-symbol>$</number:currency-symbol>
      <number:number number:decimal-places="2" number:min-integer-digits="1" number:grouping="true"/>
    </number:currency-style>
    <number:currency-style style:name="N38">
      <style:text-properties fo:color="#FF0000"/>
      <number:currency-symbol>$</number:currency-symbol>
      <number:number number:decimal-places="2" number:min-integer-digits="1" number:grouping="true"/>
      <style:map style:condition="value()&gt;=0" style:apply-style-name="N38P0"/>
    </number:currency-style>
    <number:date-style style:name="N39">
      <number:month number:style="long"/>
      <number:text>/</number:text>
      <number:day number:style="long"/>
      <number:text>/</number:text>
      <number:year/>
    </number:date-style>
    <number:date-style style:name="N40">
      <number:month number:textual="true"/>
      <number:text> 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pizza</meta:initial-creator>
    <dc:creator>Tiny</dc:creator>
    <meta:creation-date>2018-11-06T05:29:55Z</meta:creation-date>
    <dc:date>2019-11-20T06:41:34Z</dc:date>
    <meta:editing-cycles>20</meta:editing-cycles>
    <meta:editing-duration>PT57570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